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0.81cm"/>
    </style:style>
    <style:style style:name="Table1.B" style:family="table-column">
      <style:table-column-properties style:column-width="0.783cm"/>
    </style:style>
    <style:style style:name="Table1.J" style:family="table-column">
      <style:table-column-properties style:column-width="1.125cm"/>
    </style:style>
    <style:style style:name="Table1.K" style:family="table-column">
      <style:table-column-properties style:column-width="9.389cm"/>
    </style:style>
    <style:style style:name="Table1.A1" style:family="table-cell">
      <style:table-cell-properties style:vertical-align="middle" fo:padding="0.185cm" fo:border="0.05pt solid #000000"/>
    </style:style>
    <style:style style:name="Table1.C1" style:family="table-cell">
      <style:table-cell-properties style:vertical-align="middle" fo:background-color="#9fc5e8" fo:padding="0.185cm" fo:border="0.05pt solid #000000">
        <style:background-image/>
      </style:table-cell-properties>
    </style:style>
    <style:style style:name="Table2" style:family="table">
      <style:table-properties style:width="4.039cm" table:align="left"/>
    </style:style>
    <style:style style:name="Table2.A" style:family="table-column">
      <style:table-column-properties style:column-width="0.813cm"/>
    </style:style>
    <style:style style:name="Table2.B" style:family="table-column">
      <style:table-column-properties style:column-width="0.787cm"/>
    </style:style>
    <style:style style:name="Table2.E" style:family="table-column">
      <style:table-column-properties style:column-width="0.866cm"/>
    </style:style>
    <style:style style:name="Table2.A1" style:family="table-cell">
      <style:table-cell-properties style:vertical-align="middle" fo:background-color="#6aa84f" fo:padding="0.185cm" fo:border="0.05pt solid #000000">
        <style:background-image/>
      </style:table-cell-properties>
    </style:style>
    <style:style style:name="Table2.C1" style:family="table-cell">
      <style:table-cell-properties style:vertical-align="middle" fo:background-color="#6d9eeb" fo:padding="0.185cm" fo:border="0.05pt solid #000000">
        <style:background-image/>
      </style:table-cell-properties>
    </style:style>
    <style:style style:name="Table3" style:family="table">
      <style:table-properties style:width="4.039cm" table:align="left"/>
    </style:style>
    <style:style style:name="Table3.A" style:family="table-column">
      <style:table-column-properties style:column-width="0.813cm"/>
    </style:style>
    <style:style style:name="Table3.B" style:family="table-column">
      <style:table-column-properties style:column-width="0.787cm"/>
    </style:style>
    <style:style style:name="Table3.E" style:family="table-column">
      <style:table-column-properties style:column-width="0.866cm"/>
    </style:style>
    <style:style style:name="Table3.A1" style:family="table-cell">
      <style:table-cell-properties style:vertical-align="middle" fo:background-color="#6d9eeb" fo:padding="0.185cm" fo:border="0.05pt solid #000000">
        <style:background-image/>
      </style:table-cell-properties>
    </style:style>
    <style:style style:name="Table3.C1" style:family="table-cell">
      <style:table-cell-properties style:vertical-align="middle" fo:background-color="#6aa84f" fo:padding="0.185cm" fo:border="0.05pt solid #000000">
        <style:background-image/>
      </style:table-cell-properties>
    </style:style>
    <style:style style:name="Table4" style:family="table">
      <style:table-properties style:width="4.039cm" table:align="left"/>
    </style:style>
    <style:style style:name="Table4.A" style:family="table-column">
      <style:table-column-properties style:column-width="0.813cm"/>
    </style:style>
    <style:style style:name="Table4.B" style:family="table-column">
      <style:table-column-properties style:column-width="0.787cm"/>
    </style:style>
    <style:style style:name="Table4.E" style:family="table-column">
      <style:table-column-properties style:column-width="0.866cm"/>
    </style:style>
    <style:style style:name="Table4.A1" style:family="table-cell">
      <style:table-cell-properties style:vertical-align="middle" fo:background-color="#6aa84f" fo:padding="0.185cm" fo:border="0.05pt solid #000000">
        <style:background-image/>
      </style:table-cell-properties>
    </style:style>
    <style:style style:name="Table5" style:family="table">
      <style:table-properties style:width="4.039cm" table:align="left"/>
    </style:style>
    <style:style style:name="Table5.A" style:family="table-column">
      <style:table-column-properties style:column-width="0.813cm"/>
    </style:style>
    <style:style style:name="Table5.B" style:family="table-column">
      <style:table-column-properties style:column-width="0.787cm"/>
    </style:style>
    <style:style style:name="Table5.E" style:family="table-column">
      <style:table-column-properties style:column-width="0.866cm"/>
    </style:style>
    <style:style style:name="Table5.A1" style:family="table-cell">
      <style:table-cell-properties style:vertical-align="middle" fo:background-color="#6d9eeb" fo:padding="0.185cm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fo:font-weight="normal"/>
    </style:style>
    <style:style style:name="P3" style:family="paragraph" style:parent-style-name="Text_20_body">
      <style:paragraph-properties fo:margin-top="0cm" fo:margin-bottom="0cm" loext:contextual-spacing="false"/>
      <style:text-properties style:font-name="Liberation Sans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officeooo:rsid="00144d22" officeooo:paragraph-rsid="00144d22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officeooo:rsid="00144d22" officeooo:paragraph-rsid="00144d22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officeooo:rsid="001d005a" officeooo:paragraph-rsid="001d005a" style:text-blinking="false" fo:background-color="transparent" style:font-size-asian="10.5pt" style:font-size-complex="10.5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ans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text-properties style:font-name="Liberation Sans"/>
    </style:style>
    <style:style style:name="P14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style:text-blinking="false" fo:background-color="transparent"/>
    </style:style>
    <style:style style:name="P16" style:family="paragraph" style:parent-style-name="Preformatted_20_Text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0.5pt" fo:font-style="normal" style:text-underline-style="none" fo:font-weight="normal" officeooo:rsid="00144d22" officeooo:paragraph-rsid="001f4666" style:text-blinking="false" fo:background-color="transparent"/>
    </style:style>
    <style:style style:name="P17" style:family="paragraph" style:parent-style-name="Preformatted_20_Text" style:list-style-name="L1">
      <style:paragraph-properties fo:margin-top="0cm" fo:margin-bottom="0cm" loext:contextual-spacing="false" fo:line-height="138%" style:writing-mode="lr-tb"/>
      <style:text-properties style:font-name="Liberation Sans" fo:font-size="10.5pt" officeooo:paragraph-rsid="001f4666" style:font-size-asian="10.5pt" style:font-size-complex="10.5pt"/>
    </style:style>
    <style:style style:name="P18" style:family="paragraph" style:parent-style-name="Preformatted_20_Text" style:list-style-name="L1">
      <style:paragraph-properties fo:margin-top="0cm" fo:margin-bottom="0.499cm" loext:contextual-spacing="false"/>
      <style:text-properties style:font-name="Liberation Sans" fo:font-size="10.5pt" style:font-size-asian="10.5pt" style:font-size-complex="10.5pt"/>
    </style:style>
    <style:style style:name="T1" style:family="text">
      <style:text-properties officeooo:rsid="00144d22"/>
    </style:style>
    <style:style style:name="T2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144d22" style:text-blinking="false" fo:background-color="transparent" loext:char-shading-value="0"/>
    </style:style>
    <style:style style:name="T4" style:family="text">
      <style:text-properties officeooo:rsid="001990f4"/>
    </style:style>
    <style:style style:name="T5" style:family="text">
      <style:text-properties officeooo:rsid="00228161"/>
    </style:style>
    <style:style style:name="T6" style:family="text">
      <style:text-properties officeooo:rsid="0022f2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cja wstępna do projektu z PSZT</text:p>
      <text:p text:style-name="P9">Grupa projektowa MK.AE.2 <text:span text:style-name="T5">w składzie:</text:span></text:p>
      <text:list xml:id="list3128874634688508535" text:style-name="L1">
        <text:list-item>
          <text:p text:style-name="P16">Radosław Załuska</text:p>
        </text:list-item>
        <text:list-item>
          <text:p text:style-name="P17">Konrad Czarnota</text:p>
        </text:list-item>
        <text:list-item>
          <text:p text:style-name="P18">Maciej Zaborek</text:p>
        </text:list-item>
      </text:list>
      <text:p text:style-name="P6"><text:bookmark text:name="docs-internal-guid-c780265a-f322-7755-a2c7-889272c784c7"/>Opis problemu</text:p>
      <text:p text:style-name="P6">Problem podziału kart za pomocą algorytmu ewolucyjnego.</text:p>
      <text:p text:style-name="P7">Algorytm ewolucyjny ma pomóc nam efektywnie rozwiązać problem podziału kart, specyfikacja problemu sprowadza <text:span text:style-name="T1">się</text:span> do dwóch punktów: Dysponujemy 10 kartami ponumerowanymi od 1 do 10. Celem jest podział kart na dwie grupy takie, że: suma pierwsze grupy jest jak najbliższa 36, a produkt (iloczyn) drugiej grupy jest jak <text:span text:style-name="T1">najbliższy</text:span> 360.</text:p>
      <text:p text:style-name="P1"/>
      <text:p text:style-name="P6">Propozycja rozwiązania problemu przez algorytm genetyczny</text:p>
      <text:p text:style-name="P7">Każdy osobnik będzie opisany przez zestaw 10 bitów. Każdy z bitów będzie odpowiadał na pytanie do której grupy należy dana karta.</text:p>
      <text:p text:style-name="P3"/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column table:style-name="Table1.K"/>
        <table:table-row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  <table:table-cell table:style-name="Table1.C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bity opisujące osobnika</text:p>
          </table:table-cell>
        </table:table-row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C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1">9</text:p>
          </table:table-cell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2">numery kart której odpowiada dany bit</text:p>
            <text:p text:style-name="P13"/>
          </table:table-cell>
        </table:table-row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C1" office:value-type="string">
            <text:p text:style-name="P11">2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2">grupa do której należy dana karta</text:p>
          </table:table-cell>
        </table:table-row>
      </table:table>
      <text:p text:style-name="P1"/>
      <text:p text:style-name="P7">Przykładowo weźmy wyróżnioną kolumnę. Wynika z niej, że karta z numerem 3 <text:span text:style-name="T1">będzie</text:span> należała do grupy 2.</text:p>
      <text:p text:style-name="P1"/>
      <text:p text:style-name="P7">W ten sposób będzie można danego osobnika w populacji jednoznacznie przypisać do jakiegoś przykładowego podziału kart.</text:p>
      <text:p text:style-name="P1"/>
      <text:p text:style-name="P7">Każdy z osobników będzie oceniany za pomocą funkcji przystosowania określonej wzorem:</text:p>
      <text:p text:style-name="P1"/>
      <text:p text:style-name="P8">f(osobnik) = |<text:span text:style-name="T6">36</text:span> - s| + |360 - i|</text:p>
      <text:p text:style-name="P1"/>
      <text:p text:style-name="P6">gdzie</text:p>
      <text:p text:style-name="P6">s to suma wartości kart w grupie 1 dla danego osobnika</text:p>
      <text:p text:style-name="P6">i to iloczyn wartości kart w grupie 2 dla danego osobnika</text:p>
      <text:p text:style-name="P1"/>
      <text:p text:style-name="P7">Osobnik będzie tym lepiej przystosowany im wartość f. przystosowania będzie bliższa 0. Za pomocą funkcji <text:soft-page-break/>przystosowania będzie dokonywana selekcja najlepiej przystosowanych osobników i odrzucanie słabszych.</text:p>
      <text:p text:style-name="P1"/>
      <text:p text:style-name="P7"/>
      <text:p text:style-name="P7">Dodatkowo w algorytmie będą wykorzystywane dwa operatory ewolucyjne.</text:p>
      <text:list xml:id="list2850377271823840305" text:style-name="L2">
        <text:list-item>
          <text:p text:style-name="P14">mutacja - polegający na losowej zmianie któregoś z bitów opisujących danego osobnika, lub zamienieniu <text:span text:style-name="T1">miejscami</text:span> 2 bitów genu.</text:p>
        </text:list-item>
        <text:list-item>
          <text:p text:style-name="P14">krzyżowanie - łączenie 2 osobników poprzez zamianę fragmentów ciągów bitowych między sobą i tworzenie nowych osobników. Miejsce podziału jest wybierane losowo Tutaj może dodatkowo pojawić się mutacja jako dopełnienie tego procesu.</text:p>
        </text:list-item>
      </text:list>
      <text:p text:style-name="P2"/>
      <text:p text:style-name="P7">Przykład krzyżowania <text:span text:style-name="T4">(przedstawiono tu bity reprezentujące osobników)</text:span>: 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0</text:p>
          </table:table-cell>
          <table:table-cell table:style-name="Table2.C1" office:value-type="string">
            <text:p text:style-name="P11">1</text:p>
          </table:table-cell>
          <table:table-cell table:style-name="Table2.C1" office:value-type="string">
            <text:p text:style-name="P11">0</text:p>
          </table:table-cell>
          <table:table-cell table:style-name="Table2.C1" office:value-type="string">
            <text:p text:style-name="P11">1</text:p>
          </table:table-cell>
        </table:table-row>
      </table:table>
      <text:p text:style-name="P7">+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1</text:p>
          </table:table-cell>
          <table:table-cell table:style-name="Table3.C1" office:value-type="string">
            <text:p text:style-name="P11">1</text:p>
          </table:table-cell>
          <table:table-cell table:style-name="Table3.C1" office:value-type="string">
            <text:p text:style-name="P11">1</text:p>
          </table:table-cell>
          <table:table-cell table:style-name="Table3.C1" office:value-type="string">
            <text:p text:style-name="P11">0</text:p>
          </table:table-cell>
        </table:table-row>
      </table:table>
      <text:p text:style-name="P7">=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0</text:p>
          </table:table-cell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0</text:p>
          </table:table-cell>
        </table:table-row>
      </table:table>
      <text:p text:style-name="P5">i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0</text:p>
          </table:table-cell>
          <table:table-cell table:style-name="Table5.A1" office:value-type="string">
            <text:p text:style-name="P11">1</text:p>
          </table:table-cell>
        </table:table-row>
      </table:table>
      <text:p text:style-name="P1"/>
      <text:p text:style-name="P6">Szkic algorytmu:</text:p>
      <text:list xml:id="list7376088376828971173" text:style-name="L3">
        <text:list-item>
          <text:p text:style-name="P15">Losujemy początkową populację o rozmiarze n.</text:p>
        </text:list-item>
        <text:list-item>
          <text:p text:style-name="P15">Sortujemy osobniki populacji po rosnącej wartości funkcji przystosowania i jeśli jest ich za dużo to odrzucamy najgorsze by pozostało ich n.</text:p>
        </text:list-item>
        <text:list-item>
          <text:p text:style-name="P15">Jeśli jest spełniony warunek stopu dla najlepszego obecnie osobnika to algorytm się zatrzymuje.</text:p>
        </text:list-item>
        <text:list-item>
          <text:p text:style-name="P15">Przeprowadzamy proces mutacji na losowo wybranych osobników. Ilość mutacji jest proporcjonalna do <text:span text:style-name="T1">odległości</text:span> wartości funkcji najlepszego osobnika od 0 i ilości osobników. Jeśli najlepszy osobnik jest słabo przystosowany to mamy dużo mutacji. Ilość mutacji zmniejsza się w miarę zbliżania się do <text:span text:style-name="T1">rozwiązania</text:span> optymalnego spowalniając zmiany w populacji, by utrzymać ją blisko wartości optymalnej.</text:p>
        </text:list-item>
        <text:list-item>
          <text:p text:style-name="P15">Osobniki biorą udział w procesie krzyżowania. Powstaje pula osobników potomnych (każda para w krzyżowaniu ma 2 potomków)</text:p>
        </text:list-item>
        <text:list-item>
          <text:p text:style-name="P15"><text:span text:style-name="T1">Łączymy</text:span> 2 grupy rodziców i dzieci razem (mamy teraz 2n osobników)</text:p>
        </text:list-item>
      </text:list>
      <text:p text:style-name="P2"><text:line-break/></text:p>
      <text:p text:style-name="P10"><text:span text:style-name="T2">Implementacja będzie przeprowadzona w języku programowania </text:span><text:span text:style-name="T3">P</text:span><text:span text:style-name="T2">ython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1:42:26.773248231</meta:creation-date>
    <dc:date>2015-11-11T16:02:14.233001616</dc:date>
    <meta:editing-duration>PT18M27S</meta:editing-duration>
    <meta:editing-cycles>12</meta:editing-cycles>
    <meta:generator>LibreOffice/5.0.2.2$Linux_X86_64 LibreOffice_project/00m0$Build-2</meta:generator>
    <meta:document-statistic meta:table-count="5" meta:image-count="0" meta:object-count="0" meta:page-count="2" meta:paragraph-count="87" meta:word-count="477" meta:character-count="2971" meta:non-whitespace-character-count="2588"/>
  </office:meta>
</office:document-meta>
</file>